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ogle Sans" svg:font-family="'Google Sans', 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imes New Roman" fo:font-size="14pt" officeooo:rsid="0002da78" officeooo:paragraph-rsid="0002da78" style:font-size-asian="14pt" style:font-size-complex="14pt"/>
    </style:style>
    <style:style style:name="P2" style:family="paragraph" style:parent-style-name="Standard">
      <style:text-properties style:font-name="Times New Roman" fo:font-size="14pt" officeooo:paragraph-rsid="0002da78"/>
    </style:style>
    <style:style style:name="T1" style:family="text">
      <style:text-properties fo:font-size="18pt" fo:font-weight="bold" style:font-size-asian="18pt" style:font-weight-asian="bold" style:font-size-complex="18pt" style:font-weight-complex="bold"/>
    </style:style>
    <style:style style:name="T2" style:family="text">
      <style:text-properties fo:font-variant="normal" fo:text-transform="none" fo:color="#202124" style:font-name="Google Sans" fo:font-size="21pt" fo:letter-spacing="normal" fo:language="vi" fo:country="VN" fo:font-style="normal" fo:font-weight="normal"/>
    </style:style>
    <style:style style:name="T3" style:family="text">
      <style:text-properties fo:font-variant="normal" fo:text-transform="none" fo:color="#202124" fo:font-size="21pt" fo:letter-spacing="normal" fo:language="vi" fo:country="VN" fo:font-style="normal" fo:font-weight="normal"/>
    </style:style>
    <style:style style:name="T4" style:family="text">
      <style:text-properties fo:font-variant="normal" fo:text-transform="none" fo:color="#202124" fo:letter-spacing="normal" fo:language="vi" fo:country="VN" fo:font-style="normal" fo:font-weight="normal" style:font-size-asian="14pt" style:font-size-complex="14pt"/>
    </style:style>
    <style:style style:name="T5" style:family="text">
      <style:text-properties officeooo:rsid="0002da78"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ũ Quang Minh</text:p>
      <text:p text:style-name="P1">18110150</text:p>
      <text:p text:style-name="P1"/>
      <text:p text:style-name="P1">4.8 The traveling salesperson problem (TSP) can be solved via the minimum</text:p>
      <text:p text:style-name="P1">spanning tree (MST) heuristic, which is used to estimate the cost of completing a</text:p>
      <text:p text:style-name="P1">tour, given that a partial tour has already been constructed. The MST cost of a set</text:p>
      <text:p text:style-name="P1">of cities is the smallest sum of the link costs of any tree that connects all the cities.</text:p>
      <text:p text:style-name="P1">a. Show how this heuristic can be derived from a relaxed version of the TSP.</text:p>
      <text:p text:style-name="P1"/>
      <text:p text:style-name="P1">b. Show that the MST heuristic dominates straight-:line distance.</text:p>
      <text:p text:style-name="P1"/>
      <text:p text:style-name="P1">c. Write a problem generator for instances of the TSP where cities are represented</text:p>
      <text:p text:style-name="P1">by random points in the unit square.</text:p>
      <text:p text:style-name="P1"/>
      <text:p text:style-name="P1">d. Find an efficient algorithm in the literature for constructing the MST, and use it</text:p>
      <text:p text:style-name="P1">with an admissible search algorithm to solve instances of the TSP.</text:p>
      <text:p text:style-name="P1"><text:tab/><text:tab/><text:tab/><text:tab/><text:tab/><text:span text:style-name="T1"><text:tab/>Answer</text:span></text:p>
      <text:p text:style-name="P1"/>
      <text:p text:style-name="P2"><text:span text:style-name="T5">(a) </text:span><text:bookmark text:name="tw-target-text"/><text:span text:style-name="T4">Nếu chúng ta nới lỏng ràng buộc đối với TSP để mỗi thành phố có thể</text:span></text:p>
      <text:p text:style-name="P2"><text:span text:style-name="T4">đã đến thăm nhiều lần (nghĩa là, có thể có một số thành phố đã truy cập nhiều lần) và chi phí cho các cạnh lặp lại là không tính, chúng ta có thể nhận được một giải pháp cho vấn đề MST.</text:span></text:p>
      <text:p text:style-name="P1"/>
      <text:p text:style-name="P1"/>
      <text:p text:style-name="P2"><text:span text:style-name="T5">(b) </text:span><text:bookmark text:name="tw-target-text1"/><text:span text:style-name="T4">MST chiếm ưu thế về khoảng cách đường thẳng vì khoảng cách ngắn nhất khoảng cách từ hai thành phố bất kỳ u, v là khoảng cách đường thẳng của chúng. Hơn nữa, cho GMST (V, Ē) là nghiệm của bài toán MST đã cho ví dụ G. Chi phí từ u đến v cho MST sẽ bằng khoảng cách đường thẳng chỉ khi (u, v) ∈ Ē. Do đó, MST heuristic chi phối khoảng cách đường thẳng.</text:span></text:p>
      <text:p text:style-name="P1"/>
      <text:p text:style-name="P1"/>
      <text:p text:style-name="P1">c) A simple generator can be:</text:p>
      <text:p text:style-name="P1">Generator(Integer N ums){</text:p>
      <text:p text:style-name="P1"><text:tab/>P OINT S = nil</text:p>
      <text:p text:style-name="P1"><text:tab/>N =0</text:p>
      <text:p text:style-name="P1"><text:tab/>while(N &lt; N ums){</text:p>
      <text:p text:style-name="P1"><text:tab/><text:tab/>(X, Y ) = (Random(0, 1), Random(0, 1))</text:p>
      <text:p text:style-name="P1"><text:tab/><text:tab/>if ((X, Y ) không thuộc POINTS){</text:p>
      <text:p text:style-name="P1"><text:tab/><text:tab/><text:tab/>P OIN T S ← (X, Y )</text:p>
      <text:p text:style-name="P1"><text:tab/><text:tab/><text:tab/>N = N +1</text:p>
      <text:p text:style-name="P1"><text:tab/><text:tab/>}</text:p>
      <text:p text:style-name="P1"><text:soft-page-break/><text:tab/>}</text:p>
      <text:p text:style-name="P1"><text:tab/>return POINTS</text:p>
      <text:p text:style-name="P1">}</text:p>
      <text:p text:style-name="P1">(Có code minh họa)</text:p>
      <text:p text:style-name="P1"/>
      <text:p text:style-name="P2"><text:span text:style-name="T5">(d) </text:span><text:bookmark text:name="tw-target-text2"/><text:span text:style-name="T4">Bất kỳ thuật toán MST nào cũng được chấp nhận. Bạn có thể sử dụng thuật toán MST như một lời tiên tri. Mô tả chi tiết thuật toán MST có thể được bỏ qua trong vấn đề này. Hình 12 là một ví dụ cho TSP, và Hình 13 đến Hình 18 là các bước sử dụng thuật toán A * với MST như một hàm heuristic của nó.</text:span></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oogle Sans" svg:font-family="'Google Sans', 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6T14:39:48.510093382</meta:creation-date>
    <dc:date>2021-01-06T14:51:24.177833818</dc:date>
    <meta:editing-duration>PT5S</meta:editing-duration>
    <meta:editing-cycles>1</meta:editing-cycles>
    <meta:document-statistic meta:table-count="0" meta:image-count="0" meta:object-count="0" meta:page-count="2" meta:paragraph-count="31" meta:word-count="402" meta:character-count="1914" meta:non-whitespace-character-count="1520"/>
    <meta:generator>LibreOffice/6.0.7.3$Linux_X86_64 LibreOffice_project/00m0$Build-3</meta:generator>
  </office:meta>
</office:document-meta>
</file>